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49f8" officeooo:paragraph-rsid="001149f8"/>
    </style:style>
    <style:style style:name="P2" style:family="paragraph" style:parent-style-name="Standard">
      <style:text-properties officeooo:rsid="00116de6" officeooo:paragraph-rsid="00116de6"/>
    </style:style>
    <style:style style:name="T1" style:family="text">
      <style:text-properties officeooo:rsid="00116d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evante Entwurfsentscheidungen für den Bereich Standort</text:p>
      <text:p text:style-name="P1"/>
      <text:p text:style-name="P1">Jeder Standort muss einen Namen und ein Kürzel als Attribut halten. Diese sind Primärschlüssel. Reicht der Name nicht aus, so bildet sich der Primärschlüssel aus Name und Kürzel. Die Standort-Entity hält ebenfalls die Attribute Adresse und Lageplan bereit. Da jedes Fahrzeug nur einem Standort zugewiesen ist, einem Standort aber mehrere Fahrzeuge zugewiesen sein können, ergibt sich eine 1 zu (1..N) Beziehung. Da mindestens ein Genossenschaftsmitglied vor Ort sein muss, um sich um mindestens ein Fahrzeug zu kümmern, aber auch viele Genossenschaftsmitglieder für viele Fahrzeuge zuständig sein können ergibt sich eine (1..N) zu (1..M) Beziehung. Die beiden Obergrenzen müssen sich vom Wert her auch nicht gleichen, da auch 20 Genossenschaftsmitglieder für 5 Autos zuständig sein können und andersherum. <text:span text:style-name="T1">Da jedem Standort beliebig viele, aber mindestens ein Parkplatz zugeordnet sein muss (und dieser/diese genau einem Standort zugehörig sind, besteht eine 1 zu (1..N)-Beziehung. Parkplätze können – müssen aber nicht – von Privatpersonen oder Firmen vermietet werden. Da aber mindestens ein Parkplatz vermietet werden muss, wenn Firmen oder Privatpersonen dies tun, ergibt sich eine (1..N) zu (0..N) Beziehung. </text:span></text:p>
      <text:p text:style-name="P2">Entscheidungsalternativen gab es nich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19T20:56:06.684593847</meta:creation-date>
    <dc:date>2020-10-19T21:10:35.132172880</dc:date>
    <meta:editing-duration>PT3M58S</meta:editing-duration>
    <meta:editing-cycles>1</meta:editing-cycles>
    <meta:document-statistic meta:table-count="0" meta:image-count="0" meta:object-count="0" meta:page-count="1" meta:paragraph-count="3" meta:word-count="183" meta:character-count="1310" meta:non-whitespace-character-count="1127"/>
    <meta:generator>LibreOffice/6.3.3.2$MacOSX_X86_64 LibreOffice_project/a64200df03143b798afd1ec74a12ab50359878ed</meta:generator>
  </office:meta>
</office:document-meta>
</file>